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" style:parent-style-name="Обычный" style:family="paragraph">
      <style:text-properties style:font-name="Times New Roman" fo:font-size="14pt" style:font-size-asian="14pt" style:font-size-complex="14pt"/>
    </style:style>
    <style:style style:name="P6" style:parent-style-name="Обычный" style:family="paragraph">
      <style:text-properties style:font-name="Times New Roman" fo:font-size="14pt" style:font-size-asian="14pt" style:font-size-complex="14pt"/>
    </style:style>
    <style:style style:name="P7" style:parent-style-name="Обычный" style:family="paragraph">
      <style:text-properties style:font-name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Название: Скрытый<text:s/></text:span><text:span text:style-name="T3">QR</text:span><text:span text:style-name="T4">.</text:span></text:p>
      <text:p text:style-name="P5">Описание:</text:p>
      <text:p text:style-name="P6">В нашей организации произошел инцидент безопасности. Бывший сотрудник, увольняясь, спрятал важные данные где-то в системе. Все что у нас есть – это странное изображение. Мы подозреваем, что он<text:s/>использовал QR-код, но не можем его найти. Помогите нам раскрыть его секрет!</text:p>
      <text:p text:style-name="P7">Подсказки:</text:p>
      <text:p text:style-name="Обычный"><text:span text:style-name="T8">1. Воспользуйтесь приложением «Run OpenStego» для извлечения<text:s/></text:span><text:span text:style-name="T9">QR</text:span><text:span text:style-name="T10">-кода.</text:span></text:p>
      <text:p text:style-name="Обычный"><text:span text:style-name="T11">2. В данном<text:s/></text:span><text:span text:style-name="T12">QR</text:span><text:span text:style-name="T13">-коде изменена строка 000000</text:span><text:span text:style-name="T14">b</text:span><text:span text:style-name="T15">0. Все 9 заменены на 5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line-height="104%"/>
      <style:text-properties fo:hyphenate="false"/>
    </style:style>
    <style:style style:name="Основнойшрифтабзаца" style:display-name="Основной шрифт абзаца" style:family="text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Сергей Гуль</meta:initial-creator>
    <dc:creator>Сергей Гуль</dc:creator>
    <meta:creation-date>2025-09-26T23:01:00Z</meta:creation-date>
    <dc:date>2025-11-01T09:27:00Z</dc:date>
    <meta:template xlink:href="Normal.dotm" xlink:type="simple"/>
    <meta:editing-cycles>4</meta:editing-cycles>
    <meta:editing-duration>PT60S</meta:editing-duration>
    <meta:document-statistic meta:page-count="1" meta:paragraph-count="1" meta:word-count="67" meta:character-count="449" meta:row-count="3" meta:non-whitespace-character-count="383"/>
  </office:meta>
</office:document-meta>
</file>